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1.272cm" style:rel-column-width="3481*"/>
    </style:style>
    <style:style style:name="Table1.B" style:family="table-column">
      <style:table-column-properties style:column-width="4.819cm" style:rel-column-width="13191*"/>
    </style:style>
    <style:style style:name="Table1.C" style:family="table-column">
      <style:table-column-properties style:column-width="1.683cm" style:rel-column-width="4606*"/>
    </style:style>
    <style:style style:name="Table1.D" style:family="table-column">
      <style:table-column-properties style:column-width="3.418cm" style:rel-column-width="9358*"/>
    </style:style>
    <style:style style:name="Table1.E" style:family="table-column">
      <style:table-column-properties style:column-width="1.508cm" style:rel-column-width="4128*"/>
    </style:style>
    <style:style style:name="Table1.F" style:family="table-column">
      <style:table-column-properties style:column-width="3.588cm" style:rel-column-width="9821*"/>
    </style:style>
    <style:style style:name="Table1.G" style:family="table-column">
      <style:table-column-properties style:column-width="3.768cm" style:rel-column-width="10314*"/>
    </style:style>
    <style:style style:name="Table1.H" style:family="table-column">
      <style:table-column-properties style:column-width="3.886cm" style:rel-column-width="1063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1.272cm" style:rel-column-width="3481*"/>
    </style:style>
    <style:style style:name="Table2.B" style:family="table-column">
      <style:table-column-properties style:column-width="4.819cm" style:rel-column-width="13191*"/>
    </style:style>
    <style:style style:name="Table2.C" style:family="table-column">
      <style:table-column-properties style:column-width="1.683cm" style:rel-column-width="4606*"/>
    </style:style>
    <style:style style:name="Table2.D" style:family="table-column">
      <style:table-column-properties style:column-width="3.418cm" style:rel-column-width="9358*"/>
    </style:style>
    <style:style style:name="Table2.E" style:family="table-column">
      <style:table-column-properties style:column-width="1.508cm" style:rel-column-width="4128*"/>
    </style:style>
    <style:style style:name="Table2.F" style:family="table-column">
      <style:table-column-properties style:column-width="3.588cm" style:rel-column-width="9821*"/>
    </style:style>
    <style:style style:name="Table2.G" style:family="table-column">
      <style:table-column-properties style:column-width="3.768cm" style:rel-column-width="10314*"/>
    </style:style>
    <style:style style:name="Table2.H" style:family="table-column">
      <style:table-column-properties style:column-width="3.886cm" style:rel-column-width="1063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4fb9" officeooo:paragraph-rsid="00124fb9"/>
    </style:style>
    <style:style style:name="P2" style:family="paragraph" style:parent-style-name="Table_20_Contents">
      <style:text-properties officeooo:rsid="00124fb9" officeooo:paragraph-rsid="0013f74b"/>
    </style:style>
    <style:style style:name="P3" style:family="paragraph" style:parent-style-name="Table_20_Contents">
      <style:text-properties officeooo:rsid="00124fb9" officeooo:paragraph-rsid="00168f87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c81fd"/>
    </style:style>
    <style:style style:name="P6" style:family="paragraph" style:parent-style-name="Table_20_Contents">
      <style:text-properties officeooo:rsid="0013e263" officeooo:paragraph-rsid="0013e263"/>
    </style:style>
    <style:style style:name="P7" style:family="paragraph" style:parent-style-name="Table_20_Contents">
      <style:text-properties officeooo:rsid="0013f74b" officeooo:paragraph-rsid="0013f74b"/>
    </style:style>
    <style:style style:name="P8" style:family="paragraph" style:parent-style-name="Table_20_Contents">
      <style:text-properties officeooo:rsid="0015d993" officeooo:paragraph-rsid="0015d993"/>
    </style:style>
    <style:style style:name="P9" style:family="paragraph" style:parent-style-name="Table_20_Contents">
      <style:text-properties officeooo:rsid="00162bff" officeooo:paragraph-rsid="00162bff"/>
    </style:style>
    <style:style style:name="P10" style:family="paragraph" style:parent-style-name="Table_20_Contents">
      <style:text-properties officeooo:rsid="00168f87" officeooo:paragraph-rsid="00168f87"/>
    </style:style>
    <style:style style:name="P11" style:family="paragraph" style:parent-style-name="Table_20_Contents">
      <style:text-properties officeooo:rsid="00168f87" officeooo:paragraph-rsid="001efb94"/>
    </style:style>
    <style:style style:name="P12" style:family="paragraph" style:parent-style-name="Table_20_Contents">
      <style:text-properties officeooo:rsid="0017de95" officeooo:paragraph-rsid="0017de95"/>
    </style:style>
    <style:style style:name="P13" style:family="paragraph" style:parent-style-name="Table_20_Contents">
      <style:paragraph-properties fo:text-align="center" style:justify-single-word="false"/>
      <style:text-properties officeooo:rsid="0017de95" officeooo:paragraph-rsid="0017de95"/>
    </style:style>
    <style:style style:name="P14" style:family="paragraph" style:parent-style-name="Table_20_Contents">
      <style:paragraph-properties fo:text-align="center" style:justify-single-word="false"/>
      <style:text-properties officeooo:rsid="0017de95" officeooo:paragraph-rsid="0020969f"/>
    </style:style>
    <style:style style:name="P15" style:family="paragraph" style:parent-style-name="Table_20_Contents">
      <style:text-properties officeooo:rsid="0017de95" officeooo:paragraph-rsid="001efb94"/>
    </style:style>
    <style:style style:name="P16" style:family="paragraph" style:parent-style-name="Table_20_Contents">
      <style:text-properties officeooo:rsid="001b8a3e" officeooo:paragraph-rsid="001b8a3e"/>
    </style:style>
    <style:style style:name="P17" style:family="paragraph" style:parent-style-name="Table_20_Contents">
      <style:text-properties officeooo:rsid="001c81fd" officeooo:paragraph-rsid="001c81fd"/>
    </style:style>
    <style:style style:name="P18" style:family="paragraph" style:parent-style-name="Table_20_Contents">
      <style:text-properties officeooo:rsid="001c81fd" officeooo:paragraph-rsid="001efb94"/>
    </style:style>
    <style:style style:name="P19" style:family="paragraph" style:parent-style-name="Table_20_Contents">
      <style:text-properties officeooo:rsid="001c81fd" officeooo:paragraph-rsid="0020969f"/>
    </style:style>
    <style:style style:name="P20" style:family="paragraph" style:parent-style-name="Table_20_Contents">
      <style:text-properties fo:color="#ff3333" officeooo:rsid="00124fb9" officeooo:paragraph-rsid="00124fb9"/>
    </style:style>
    <style:style style:name="P21" style:family="paragraph" style:parent-style-name="Table_20_Contents">
      <style:text-properties officeooo:rsid="001cf457" officeooo:paragraph-rsid="001cf457"/>
    </style:style>
    <style:style style:name="P22" style:family="paragraph" style:parent-style-name="Table_20_Contents">
      <style:text-properties fo:font-size="12pt" officeooo:rsid="001ea5e0" officeooo:paragraph-rsid="001ea5e0" style:font-size-asian="12pt" style:font-size-complex="12pt"/>
    </style:style>
    <style:style style:name="P23" style:family="paragraph" style:parent-style-name="Table_20_Contents">
      <style:text-properties officeooo:paragraph-rsid="001efb94"/>
    </style:style>
    <style:style style:name="P24" style:family="paragraph" style:parent-style-name="Table_20_Contents">
      <style:text-properties officeooo:rsid="0020969f" officeooo:paragraph-rsid="0020969f"/>
    </style:style>
    <style:style style:name="P25" style:family="paragraph" style:parent-style-name="Table_20_Contents">
      <style:text-properties officeooo:rsid="0020969f" officeooo:paragraph-rsid="0020e2fa"/>
    </style:style>
    <style:style style:name="P26" style:family="paragraph" style:parent-style-name="Table_20_Contents">
      <style:text-properties officeooo:rsid="0020969f" officeooo:paragraph-rsid="0030f061"/>
    </style:style>
    <style:style style:name="P27" style:family="paragraph" style:parent-style-name="Table_20_Contents">
      <style:text-properties officeooo:rsid="0021add9" officeooo:paragraph-rsid="0021add9"/>
    </style:style>
    <style:style style:name="P28" style:family="paragraph" style:parent-style-name="Table_20_Contents">
      <style:text-properties officeooo:rsid="00249664" officeooo:paragraph-rsid="00249664"/>
    </style:style>
    <style:style style:name="P29" style:family="paragraph" style:parent-style-name="Table_20_Contents">
      <style:text-properties officeooo:rsid="0025adbf" officeooo:paragraph-rsid="0025adbf"/>
    </style:style>
    <style:style style:name="P30" style:family="paragraph" style:parent-style-name="Table_20_Contents">
      <style:text-properties officeooo:rsid="00284392" officeooo:paragraph-rsid="00284392"/>
    </style:style>
    <style:style style:name="P31" style:family="paragraph" style:parent-style-name="Table_20_Contents">
      <style:text-properties officeooo:rsid="0028eb20" officeooo:paragraph-rsid="0028eb20"/>
    </style:style>
    <style:style style:name="P32" style:family="paragraph" style:parent-style-name="Table_20_Contents">
      <style:text-properties officeooo:rsid="002a9ddb" officeooo:paragraph-rsid="002a9ddb"/>
    </style:style>
    <style:style style:name="P33" style:family="paragraph" style:parent-style-name="Table_20_Contents">
      <style:text-properties officeooo:rsid="002b9d2a" officeooo:paragraph-rsid="002b9d2a"/>
    </style:style>
    <style:style style:name="P34" style:family="paragraph" style:parent-style-name="Table_20_Contents">
      <style:text-properties officeooo:rsid="002c368d" officeooo:paragraph-rsid="002c368d"/>
    </style:style>
    <style:style style:name="P35" style:family="paragraph" style:parent-style-name="Table_20_Contents">
      <style:text-properties officeooo:rsid="002e285e" officeooo:paragraph-rsid="002e285e"/>
    </style:style>
    <style:style style:name="P36" style:family="paragraph" style:parent-style-name="Table_20_Contents">
      <style:text-properties officeooo:rsid="002ede0d" officeooo:paragraph-rsid="002ede0d"/>
    </style:style>
    <style:style style:name="P37" style:family="paragraph" style:parent-style-name="Table_20_Contents">
      <style:text-properties officeooo:rsid="002ef9fc" officeooo:paragraph-rsid="002ef9fc"/>
    </style:style>
    <style:style style:name="P38" style:family="paragraph" style:parent-style-name="Table_20_Contents">
      <style:paragraph-properties fo:text-align="center" style:justify-single-word="false"/>
      <style:text-properties officeooo:rsid="002ef9fc" officeooo:paragraph-rsid="002ef9fc"/>
    </style:style>
    <style:style style:name="P39" style:family="paragraph" style:parent-style-name="Table_20_Contents">
      <style:text-properties fo:font-weight="bold" officeooo:rsid="00124fb9" officeooo:paragraph-rsid="00124fb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24fb9" officeooo:paragraph-rsid="00124fb9" style:font-weight-asian="bold" style:font-weight-complex="bold"/>
    </style:style>
    <style:style style:name="P41" style:family="paragraph" style:parent-style-name="Table_20_Contents">
      <style:text-properties fo:font-weight="bold" officeooo:rsid="0010fc5c" officeooo:paragraph-rsid="0010fc5c" style:font-weight-asian="bold" style:font-weight-complex="bold"/>
    </style:style>
    <style:style style:name="P42" style:family="paragraph" style:parent-style-name="Table_20_Contents">
      <style:text-properties officeooo:paragraph-rsid="0030f061"/>
    </style:style>
    <style:style style:name="P43" style:family="paragraph" style:parent-style-name="Table_20_Contents">
      <style:text-properties fo:color="#9900ff" officeooo:rsid="0030f061" officeooo:paragraph-rsid="0030f061"/>
    </style:style>
    <style:style style:name="P44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45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paragraph-rsid="0015d993"/>
    </style:style>
    <style:style style:name="P46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paragraph-rsid="00168f87"/>
    </style:style>
    <style:style style:name="P47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rsid="0017de95" officeooo:paragraph-rsid="0017de95"/>
    </style:style>
    <style:style style:name="P48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rsid="0025adbf" officeooo:paragraph-rsid="0025adbf"/>
    </style:style>
    <style:style style:name="P49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rsid="0025adbf" officeooo:paragraph-rsid="0028eb20"/>
    </style:style>
    <style:style style:name="P50" style:family="paragraph" style:parent-style-name="Standard">
      <style:text-properties officeooo:paragraph-rsid="00321cd9"/>
    </style:style>
    <style:style style:name="P51" style:family="paragraph" style:parent-style-name="Standard">
      <style:paragraph-properties fo:break-before="page"/>
      <style:text-properties officeooo:paragraph-rsid="00321cd9"/>
    </style:style>
    <style:style style:name="P52" style:family="paragraph" style:parent-style-name="Table_20_Contents">
      <style:text-properties officeooo:rsid="001c81fd"/>
    </style:style>
    <style:style style:name="P53" style:family="paragraph" style:parent-style-name="Table_20_Contents">
      <style:text-properties fo:font-weight="normal" officeooo:rsid="0026dca9" officeooo:paragraph-rsid="0026dca9" style:font-weight-asian="normal" style:font-weight-complex="normal"/>
    </style:style>
    <style:style style:name="P54" style:family="paragraph" style:parent-style-name="Table_20_Contents">
      <style:text-properties fo:font-weight="normal" officeooo:rsid="003379f5" officeooo:paragraph-rsid="003379f5" style:font-weight-asian="normal" style:font-weight-complex="normal"/>
    </style:style>
    <style:style style:name="P55" style:family="paragraph" style:parent-style-name="Table_20_Contents">
      <style:text-properties fo:font-weight="normal" officeooo:rsid="00342d2c" officeooo:paragraph-rsid="00342d2c" style:font-weight-asian="normal" style:font-weight-complex="normal"/>
    </style:style>
    <style:style style:name="P56" style:family="paragraph" style:parent-style-name="Table_20_Contents">
      <style:text-properties officeooo:rsid="00124fb9"/>
    </style:style>
    <style:style style:name="P57" style:family="paragraph" style:parent-style-name="Table_20_Contents">
      <style:text-properties officeooo:rsid="0025adbf" officeooo:paragraph-rsid="00321cd9"/>
    </style:style>
    <style:style style:name="P58" style:family="paragraph" style:parent-style-name="Table_20_Contents">
      <style:text-properties officeooo:rsid="0025adbf" officeooo:paragraph-rsid="00336295"/>
    </style:style>
    <style:style style:name="P59" style:family="paragraph" style:parent-style-name="Table_20_Contents">
      <style:text-properties officeooo:rsid="0025adbf" officeooo:paragraph-rsid="0033b13a"/>
    </style:style>
    <style:style style:name="P60" style:family="paragraph" style:parent-style-name="Table_20_Contents">
      <style:text-properties officeooo:rsid="002ede0d" officeooo:paragraph-rsid="00321cd9"/>
    </style:style>
    <style:style style:name="P61" style:family="paragraph" style:parent-style-name="Table_20_Contents">
      <style:paragraph-properties fo:text-align="center" style:justify-single-word="false"/>
      <style:text-properties officeooo:rsid="002ef9fc" officeooo:paragraph-rsid="00321cd9"/>
    </style:style>
    <style:style style:name="P62" style:family="paragraph" style:parent-style-name="Table_20_Contents">
      <style:text-properties officeooo:rsid="002ef9fc" officeooo:paragraph-rsid="00321cd9"/>
    </style:style>
    <style:style style:name="P63" style:family="paragraph" style:parent-style-name="Table_20_Contents">
      <style:text-properties officeooo:rsid="00336295" officeooo:paragraph-rsid="00336295"/>
    </style:style>
    <style:style style:name="P64" style:family="paragraph" style:parent-style-name="Table_20_Contents">
      <style:text-properties officeooo:rsid="00336295" officeooo:paragraph-rsid="0033b13a"/>
    </style:style>
    <style:style style:name="P65" style:family="paragraph" style:parent-style-name="Table_20_Contents">
      <style:text-properties officeooo:rsid="0033b13a" officeooo:paragraph-rsid="0033b13a"/>
    </style:style>
    <style:style style:name="P66" style:family="paragraph" style:parent-style-name="Table_20_Contents">
      <style:text-properties officeooo:rsid="00342d2c" officeooo:paragraph-rsid="00342d2c"/>
    </style:style>
    <style:style style:name="P67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rsid="0025adbf" officeooo:paragraph-rsid="00321cd9"/>
    </style:style>
    <style:style style:name="P68" style:family="paragraph" style:parent-style-name="Table_20_Contents">
      <style:paragraph-properties fo:margin-left="0cm" fo:margin-right="0cm" style:line-height-at-least="0.497cm" fo:text-align="center" style:justify-single-word="false" fo:orphans="2" fo:widows="2" fo:text-indent="0cm" style:auto-text-indent="false"/>
      <style:text-properties fo:font-variant="normal" fo:text-transform="none" fo:color="#000000" fo:letter-spacing="normal" officeooo:rsid="0025adbf" officeooo:paragraph-rsid="0033b13a"/>
    </style:style>
    <style:style style:name="T1" style:family="text">
      <style:text-properties officeooo:rsid="00124f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b3ef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30f061"/>
    </style:style>
    <style:style style:name="T6" style:family="text">
      <style:text-properties officeooo:rsid="0013f74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c8c82"/>
    </style:style>
    <style:style style:name="T9" style:family="text">
      <style:text-properties officeooo:rsid="001efb94"/>
    </style:style>
    <style:style style:name="T10" style:family="text">
      <style:text-properties officeooo:rsid="0020969f"/>
    </style:style>
    <style:style style:name="T11" style:family="text">
      <style:text-properties officeooo:rsid="0020e2fa"/>
    </style:style>
    <style:style style:name="T12" style:family="text">
      <style:text-properties officeooo:rsid="0021b3ef"/>
    </style:style>
    <style:style style:name="T13" style:family="text">
      <style:text-properties fo:font-style="normal" officeooo:rsid="0021b3ef" style:font-style-asian="normal" style:font-style-complex="normal"/>
    </style:style>
    <style:style style:name="T14" style:family="text">
      <style:text-properties fo:font-style="normal" officeooo:rsid="0023a279" style:font-style-asian="normal" style:font-style-complex="normal"/>
    </style:style>
    <style:style style:name="T15" style:family="text">
      <style:text-properties officeooo:rsid="0024976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Liberation Serif1" officeooo:rsid="0028eb20"/>
    </style:style>
    <style:style style:name="T19" style:family="text">
      <style:text-properties officeooo:rsid="0030e37d"/>
    </style:style>
    <style:style style:name="T20" style:family="text">
      <style:text-properties fo:color="#9900ff" officeooo:rsid="0030f061"/>
    </style:style>
    <style:style style:name="T21" style:family="text">
      <style:text-properties officeooo:rsid="00336295"/>
    </style:style>
    <style:style style:name="T22" style:family="text">
      <style:text-properties officeooo:rsid="0033b13a"/>
    </style:style>
    <style:style style:name="T23" style:family="text">
      <style:text-properties officeooo:rsid="00342d2c"/>
    </style:style>
    <style:style style:name="T24" style:family="text">
      <style:text-properties officeooo:rsid="00360e5b"/>
    </style:style>
    <style:style style:name="T25" style:family="text">
      <style:text-properties officeooo:rsid="0036e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9">year</text:p>
          </table:table-cell>
          <table:table-cell table:style-name="Table1.A1" office:value-type="string">
            <text:p text:style-name="P41">Title/Author</text:p>
          </table:table-cell>
          <table:table-cell table:style-name="Table1.A1" office:value-type="string">
            <text:p text:style-name="P41"># of <text:span text:style-name="T1">subjects</text:span></text:p>
          </table:table-cell>
          <table:table-cell table:style-name="Table1.A1" office:value-type="string">
            <text:p text:style-name="P41">Music</text:p>
          </table:table-cell>
          <table:table-cell table:style-name="Table1.A1" office:value-type="string">
            <text:p text:style-name="P40">Lyrics?</text:p>
          </table:table-cell>
          <table:table-cell table:style-name="Table1.A1" office:value-type="string">
            <text:p text:style-name="P41">Task</text:p>
          </table:table-cell>
          <table:table-cell table:style-name="Table1.A1" office:value-type="string">
            <text:p text:style-name="P41">Results</text:p>
          </table:table-cell>
          <table:table-cell table:style-name="Table1.H1" office:value-type="string">
            <text:p text:style-name="P41">Notes</text:p>
          </table:table-cell>
        </table:table-row>
        <table:table-row>
          <table:table-cell table:style-name="Table1.A2" office:value-type="string">
            <text:p text:style-name="Table_20_Contents">2014</text:p>
          </table:table-cell>
          <table:table-cell table:style-name="Table1.A2" office:value-type="string">
            <text:p text:style-name="Table_20_Contents">Nick Perham and Harriet Currie. Does listening to preferred music improve reading comprehension performance? <text:span text:style-name="T2">Applied Cognitive Psychology</text:span>, 28(2):279–284, Mar 2014.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P23">Silence, </text:p>
            <text:p text:style-name="P23">liked music (provided by student<text:span text:style-name="T9">)</text:span>, </text:p>
            <text:p text:style-name="P23">disliked music, </text:p>
            <text:p text:style-name="P23">non-lyrical music</text:p>
            <text:p text:style-name="P23"/>
            <text:p text:style-name="P43">liked/disliked</text:p>
          </table:table-cell>
          <table:table-cell table:style-name="Table1.A2" office:value-type="string">
            <text:p text:style-name="P4">✓</text:p>
          </table:table-cell>
          <table:table-cell table:style-name="Table1.A2" office:value-type="string">
            <text:p text:style-name="Table_20_Contents">Reading comprehension task from SAT tests</text:p>
          </table:table-cell>
          <table:table-cell table:style-name="Table1.A2" office:value-type="string">
            <text:p text:style-name="Table_20_Contents">Performance in silence was better than during liked or disliked music.</text:p>
            <text:p text:style-name="Table_20_Contents">Non-lyrical music and silence produced same levels of performance</text:p>
          </table:table-cell>
          <table:table-cell table:style-name="Table1.H2" office:value-type="string">
            <text:p text:style-name="P42">“These findings are not consistent with the music and cognition literature and instead concur with research on semantic auditory distraction”</text:p>
          </table:table-cell>
        </table:table-row>
        <table:table-row>
          <table:table-cell table:style-name="Table1.A2" office:value-type="string">
            <text:p text:style-name="P16">2012</text:p>
          </table:table-cell>
          <table:table-cell table:style-name="Table1.A2" office:value-type="string">
            <text:p text:style-name="P16">Nick Perham and Martinne Sykora. Disliked Music can be Better for Performance than Liked Music. <text:span text:style-name="T2">Applied Cognitive Psychology</text:span>, 26(4):550–555, jul 2012.</text:p>
          </table:table-cell>
          <table:table-cell table:style-name="Table1.A2" office:value-type="string">
            <text:p text:style-name="P17">25</text:p>
          </table:table-cell>
          <table:table-cell table:style-name="Table1.A2" office:value-type="string">
            <text:p text:style-name="P18">Silence, </text:p>
            <text:p text:style-name="P18">liked music (Infernal’s ‘From Paris To Berlin), </text:p>
            <text:p text:style-name="P18">disliked music (grindcore metal band – Repulsion)</text:p>
            <text:p text:style-name="P43">liked/disliked</text:p>
          </table:table-cell>
          <table:table-cell table:style-name="Table1.A2" office:value-type="string">
            <text:p text:style-name="P5">✓</text:p>
          </table:table-cell>
          <table:table-cell table:style-name="Table1.A2" office:value-type="string">
            <text:p text:style-name="P17">ISE paradigm: 8 letters presented visually. Participants need to recall letters</text:p>
          </table:table-cell>
          <table:table-cell table:style-name="Table1.A2" office:value-type="string">
            <text:p text:style-name="P17">Performance:</text:p>
            <text:p text:style-name="P17">quiet &gt; disliked &gt; liked</text:p>
            <text:p text:style-name="P17"/>
            <text:p text:style-name="P17">Liked music impairs serial recall <text:span text:style-name="T8">performance</text:span></text:p>
          </table:table-cell>
          <table:table-cell table:style-name="Table1.H2" office:value-type="string">
            <text:p text:style-name="P52">the disliked condition had a 'steady-state waveform' while the liked music was more variable.</text:p>
          </table:table-cell>
        </table:table-row>
        <table:table-row>
          <table:table-cell table:style-name="Table1.A2" office:value-type="string">
            <text:p text:style-name="P21">2011</text:p>
          </table:table-cell>
          <table:table-cell table:style-name="Table1.A2" office:value-type="string">
            <text:p text:style-name="P21">Nick Perham and Joanne Vizard. Can preference for background music mediate the irrelevant sound effect? <text:span text:style-name="T2">Applied Cognitive Psychology</text:span>, 25(4):625–631, Jul 2011.</text:p>
          </table:table-cell>
          <table:table-cell table:style-name="Table1.A2" office:value-type="string">
            <text:p text:style-name="P22">25</text:p>
          </table:table-cell>
          <table:table-cell table:style-name="Table1.A2" office:value-type="string">
            <text:p text:style-name="P24">Quiet, </text:p>
            <text:p text:style-name="P25">liked music (provided by student<text:span text:style-name="T9">)</text:span>, </text:p>
            <text:p text:style-name="P25">disliked music <text:span text:style-name="T11">(‘Thrashers’ by Death Angel)</text:span>, </text:p>
            <text:p text:style-name="P24">steady-state speech <text:span text:style-name="T11">(voice saying '3' repeatedly)</text:span>, </text:p>
            <text:p text:style-name="P26">changing-state speech <text:span text:style-name="T11">(voice saying random numbers)<text:line-break/></text:span><text:span text:style-name="T20">liked/disliked</text:span></text:p>
          </table:table-cell>
          <table:table-cell table:style-name="Table1.A2" office:value-type="string">
            <text:p text:style-name="P14">✓</text:p>
          </table:table-cell>
          <table:table-cell table:style-name="Table1.A2" office:value-type="string">
            <text:p text:style-name="P19">ISE paradigm: 8 letters presented visually. Participants need to recall letters – <text:span text:style-name="T10">immediate and delayed</text:span></text:p>
          </table:table-cell>
          <table:table-cell table:style-name="Table1.A2" office:value-type="string">
            <text:p text:style-name="P27">Performance was best in quiet and steady-state.</text:p>
            <text:p text:style-name="P27">Liked, disliked, and changing-state showed similar impairments. </text:p>
            <text:p text:style-name="P27"/>
            <text:p text:style-name="P27">Positive effect of music preference <text:span text:style-name="T12">on performance</text:span> was not observed.</text:p>
          </table:table-cell>
          <table:table-cell table:style-name="Table1.H2" office:value-type="string">
            <text:p text:style-name="P12">“<text:span text:style-name="T12">the effect of listening to liked or disliked music </text:span><text:span text:style-name="T3">before</text:span><text:span text:style-name="T13"> commencing an ISE </text:span><text:span text:style-name="T14">study</text:span><text:span text:style-name="T13"> has yet to be explored”</text:span></text:p>
          </table:table-cell>
        </table:table-row>
        <text:soft-page-break/>
        <table:table-row>
          <table:table-cell table:style-name="Table1.A2" office:value-type="string">
            <text:p text:style-name="P12">2011</text:p>
          </table:table-cell>
          <table:table-cell table:style-name="Table1.A2" office:value-type="string">
            <text:p text:style-name="P12">Lucy L. M. Patston and Lynette J. Tippett. The Effect of Background Music on Cog- nitive Performance in Musicians and Nonmusicians. <text:span text:style-name="T2">Music Perception: An Interdisci- plinary Journal,</text:span> 29(2):173–183, dec 2011.</text:p>
          </table:table-cell>
          <table:table-cell table:style-name="Table1.A2" office:value-type="string">
            <text:p text:style-name="P12">36 <text:span text:style-name="T7">musicians</text:span></text:p>
            <text:p text:style-name="P12">36<text:span text:style-name="T7"> non-musicians</text:span></text:p>
          </table:table-cell>
          <table:table-cell table:style-name="Table1.A2" office:value-type="string">
            <text:p text:style-name="P15">Silence, </text:p>
            <text:p text:style-name="P15">music played correctly, </text:p>
            <text:p text:style-name="P15">music played incorrectly</text:p>
            <text:p text:style-name="P12"/>
            <text:p text:style-name="P12"><text:span text:style-name="T9">all </text:span>piano music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2">Sentence comprehension,</text:p>
            <text:p text:style-name="P12">visuospatial search</text:p>
          </table:table-cell>
          <table:table-cell table:style-name="Table1.A2" office:value-type="string">
            <text:p text:style-name="P12">Sentence: musicians completed more correctly during silence and music-correct. More errors in music-incorrect</text:p>
            <text:p text:style-name="P12"/>
            <text:p text:style-name="P12">visuospatial: musicians completed more correctly. <text:span text:style-name="T4">No music effect</text:span></text:p>
          </table:table-cell>
          <table:table-cell table:style-name="Table1.H2" office:value-type="string">
            <text:p text:style-name="P12">Challenge<text:span text:style-name="T19">s</text:span> view that music and language systems are independent.</text:p>
            <text:p text:style-name="P12">When musicians process music they recruit a network that overlaps with the language processing network.</text:p>
          </table:table-cell>
        </table:table-row>
        <table:table-row>
          <table:table-cell table:style-name="Table1.A2" office:value-type="string">
            <text:p text:style-name="P33">2005</text:p>
          </table:table-cell>
          <table:table-cell table:style-name="Table1.A2" office:value-type="string">
            <text:p text:style-name="P33">E Glenn Schellenberg. Music and Cognitive Abilities. <text:span text:style-name="T2">Current Directions in Psycholog- ical Science</text:span>, 14(6):317–320, Dec 2005.</text:p>
          </table:table-cell>
          <table:table-cell table:style-name="Table1.A2" office:value-type="string">
            <text:p text:style-name="P34">review</text:p>
          </table:table-cell>
          <table:table-cell table:style-name="Table1.H2" table:number-columns-spanned="5" office:value-type="string">
            <text:p text:style-name="P15"/>
            <text:p text:style-name="P35">Music listening and music lessons can lead to short-term and long-term cognitive benefits, respectively. This positive answer is qualified because the short- term benefits of music listening do not appear to differ from those associated with other stimuli that optimize arousal level or elicit mild positive affec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02</text:p>
          </table:table-cell>
          <table:table-cell table:style-name="Table1.A2" office:value-type="string">
            <text:p text:style-name="P9">Adrian Furnham and Lisa Strbac. Music is as distracting as noise: the differential distraction of background music and noise on the cognitive test performance of introverts and extraverts. <text:span text:style-name="T2">Ergonomics</text:span>, 45(3):203–217, Feb 2002.</text:p>
          </table:table-cell>
          <table:table-cell table:style-name="Table1.A2" office:value-type="string">
            <text:p text:style-name="P10">76</text:p>
          </table:table-cell>
          <table:table-cell table:style-name="Table1.A2" office:value-type="string">
            <text:p text:style-name="P11">Silence, </text:p>
            <text:p text:style-name="P11">office noise, </text:p>
            <text:p text:style-name="P11">Complex vocal music</text:p>
          </table:table-cell>
          <table:table-cell table:style-name="Table1.A2" office:value-type="string">
            <text:p text:style-name="P46">✓</text:p>
          </table:table-cell>
          <table:table-cell table:style-name="Table1.A2" office:value-type="string">
            <text:p text:style-name="P10">Prose recall, reading comprehension, mental arithmetic</text:p>
          </table:table-cell>
          <table:table-cell table:style-name="Table1.A2" office:value-type="string">
            <text:p text:style-name="P10">In all three tasks performance declined with music and noise. Significant only in reading and prose. </text:p>
            <text:p text:style-name="P10">Music and noise were not significantly different from each other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1.H2" office:value-type="string">
            <text:p text:style-name="P3">Extroverts/introverts</text:p>
          </table:table-cell>
        </table:table-row>
        <text:soft-page-break/>
        <table:table-row>
          <table:table-cell table:style-name="Table1.A2" office:value-type="string">
            <text:p text:style-name="P12">2002</text:p>
          </table:table-cell>
          <table:table-cell table:style-name="Table1.A2" office:value-type="string">
            <text:p text:style-name="P12">Susan Hallam, John Price, and Georgia Katsarou. The Effects of Background Music on Primary School Pupils’ Task Performance. <text:span text:style-name="T2">Educational Studies</text:span>, 28(2):111–122, jun 2002.</text:p>
          </table:table-cell>
          <table:table-cell table:style-name="Table1.A2" office:value-type="string">
            <text:p text:style-name="P12">Study 1: 31</text:p>
            <text:p text:style-name="P12">Study 2:</text:p>
            <text:p text:style-name="P12">30</text:p>
          </table:table-cell>
          <table:table-cell table:style-name="Table1.A2" office:value-type="string">
            <text:p text:style-name="P12">Study 1: silence, calm music (from Disney)</text:p>
            <text:p text:style-name="P12">Study 2: silence, calm music, arousing music</text:p>
          </table:table-cell>
          <table:table-cell table:style-name="Table1.A2" office:value-type="string">
            <text:p text:style-name="P47">Study 1: ?</text:p>
            <text:p text:style-name="P47"/>
            <text:p text:style-name="P47">Study 2: ✓</text:p>
          </table:table-cell>
          <table:table-cell table:style-name="Table1.A2" office:value-type="string">
            <text:p text:style-name="P12">Study 1: arithmetic</text:p>
            <text:p text:style-name="P12"/>
            <text:p text:style-name="P12">Study 2: </text:p>
            <text:p text:style-name="P12">sentence memory</text:p>
          </table:table-cell>
          <table:table-cell table:style-name="Table1.A2" office:value-type="string">
            <text:p text:style-name="P12">Study 1: with calm music more questions were answered. <text:span text:style-name="T4">No effect </text:span><text:span text:style-name="T5">of music</text:span><text:span text:style-name="T4"> on accuracy</text:span></text:p>
            <text:p text:style-name="P12"/>
            <text:p text:style-name="P12">Study 2: calm had positive effect on memory. Arousing had negative effect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1999</text:p>
          </table:table-cell>
          <table:table-cell table:style-name="Table1.A2" office:value-type="string">
            <text:p text:style-name="P1">Adrian Furnham and Kathryn Allass. The influence of musical distraction of varying complexity on the cognitive performance of extroverts and introverts. <text:span text:style-name="T2">European Journal of Personality</text:span>, 13(1):27–38, 1999.</text:p>
          </table:table-cell>
          <table:table-cell table:style-name="Table1.A2" office:value-type="string">
            <text:p text:style-name="P1">48</text:p>
          </table:table-cell>
          <table:table-cell table:style-name="Table1.A2" office:value-type="string">
            <text:p text:style-name="P1">Popular music: Silence, </text:p>
            <text:p text:style-name="P1">simple (Low by REM), </text:p>
            <text:p text:style-name="P1">complex (Scream by Michael Jackson)</text:p>
            <text:p text:style-name="P1"/>
          </table:table-cell>
          <table:table-cell table:style-name="Table1.A2" office:value-type="string">
            <text:p text:style-name="P44">✓</text:p>
          </table:table-cell>
          <table:table-cell table:style-name="Table1.A2" office:value-type="string">
            <text:p text:style-name="P2"><text:span text:style-name="T6">1. </text:span>Reading comprehension task – from GMAT, <text:s/></text:p>
            <text:p text:style-name="P2"><text:span text:style-name="T6">2. </text:span>memory task (immediate and delayed recall) – form British Abilities Scales, </text:p>
            <text:p text:style-name="P2"><text:span text:style-name="T6">3. </text:span>pattern completion task – from Advanced progressive matrices Set 1</text:p>
          </table:table-cell>
          <table:table-cell table:style-name="Table1.A2" office:value-type="string">
            <text:p text:style-name="P20">No main effect of background music on performance in any task.</text:p>
            <text:p text:style-name="P1"/>
            <text:p text:style-name="P1">Extroverts did better on memory task (immediate and delayed).</text:p>
          </table:table-cell>
          <table:table-cell table:style-name="Table1.H2" office:value-type="string">
            <text:p text:style-name="P1">Extroverts/introverts</text:p>
          </table:table-cell>
        </table:table-row>
        <table:table-row>
          <table:table-cell table:style-name="Table1.A2" office:value-type="string">
            <text:p text:style-name="P1">1997</text:p>
          </table:table-cell>
          <table:table-cell table:style-name="Table1.A2" office:value-type="string">
            <text:p text:style-name="P6">Adrian Furnham and Anna Bradley. Music while you work: the differential distraction of background music on the cognitive test performance of introverts and extraverts. <text:span text:style-name="T2">Applied Cognitive Psychology</text:span>, 11(5):445–455, Oct 1997.</text:p>
            <text:p text:style-name="P6"/>
          </table:table-cell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8">10 minute recording of radio show – 3 songs with talking in between </text:p>
            <text:p text:style-name="P8">(talking = just over 2 mins)</text:p>
          </table:table-cell>
          <table:table-cell table:style-name="Table1.A2" office:value-type="string">
            <text:p text:style-name="P45">✓</text:p>
          </table:table-cell>
          <table:table-cell table:style-name="Table1.A2" office:value-type="string">
            <text:p text:style-name="P2"><text:span text:style-name="T6">1. </text:span>Reading comprehension task – from GMAT, <text:s/></text:p>
            <text:p text:style-name="P2"><text:span text:style-name="T6">2. </text:span>memory task (immediate and delayed recall) – form British Abilities Scales</text:p>
          </table:table-cell>
          <table:table-cell table:style-name="Table1.A2" office:value-type="string">
            <text:p text:style-name="P8">Main effect of music in immediate recall only.</text:p>
            <text:p text:style-name="P8"/>
            <text:p text:style-name="P8">No extrovert/introvert main effect</text:p>
          </table:table-cell>
          <table:table-cell table:style-name="Table1.H2" office:value-type="string">
            <text:p text:style-name="P2">Extroverts/introverts</text:p>
          </table:table-cell>
        </table:table-row>
        <text:soft-page-break/>
        <table:table-row>
          <table:table-cell table:style-name="Table1.A2" office:value-type="string">
            <text:p text:style-name="P28">1993</text:p>
          </table:table-cell>
          <table:table-cell table:style-name="Table1.A2" office:value-type="string">
            <text:p text:style-name="P28">Frances H. Rauscher, Gordon L. Shaw, and Katherine N. Ky. Music and spatial task performance. <text:span text:style-name="T2">Nature</text:span>, 365(6447):611, <text:span text:style-name="T15">O</text:span>ct 1993.</text:p>
          </table:table-cell>
          <table:table-cell table:style-name="Table1.A2" office:value-type="string">
            <text:p text:style-name="P29">36</text:p>
          </table:table-cell>
          <table:table-cell table:style-name="Table1.A2" office:value-type="string">
            <text:p text:style-name="P29">Silence, </text:p>
            <text:p text:style-name="P29">Mozart music, </text:p>
            <text:p text:style-name="P29">relaxation tape</text:p>
          </table:table-cell>
          <table:table-cell table:style-name="Table1.A2" office:value-type="string">
            <text:p text:style-name="P48">X</text:p>
          </table:table-cell>
          <table:table-cell table:style-name="Table1.A2" office:value-type="string">
            <text:p text:style-name="P29">3 sets of IQ spatial reasoning tasks</text:p>
          </table:table-cell>
          <table:table-cell table:style-name="Table1.A2" office:value-type="string">
            <text:p text:style-name="P29">Performance improved after listening to Mozart compared to other conditions</text:p>
          </table:table-cell>
          <table:table-cell table:style-name="Table1.H2" office:value-type="string">
            <text:p text:style-name="P29">Music <text:span text:style-name="T16">preceded </text:span><text:span text:style-name="T17">tasks</text:span></text:p>
            <text:p text:style-name="P29"/>
            <text:p text:style-name="P53">insert delay period ?</text:p>
          </table:table-cell>
        </table:table-row>
        <table:table-row>
          <table:table-cell table:style-name="Table1.A2" office:value-type="string">
            <text:p text:style-name="P30">1989</text:p>
          </table:table-cell>
          <table:table-cell table:style-name="Table1.A2" office:value-type="string">
            <text:p text:style-name="P30">Pierre Salam<text:span text:style-name="T18">é</text:span> and Alan Baddeley. Effects of background music on phonological short-term memory. <text:span text:style-name="T2">The Quarterly Journal of Experimental Psychology Section A</text:span>, 41(1):107– 122, Feb 1989.</text:p>
          </table:table-cell>
          <table:table-cell table:style-name="Table1.A2" office:value-type="string">
            <text:p text:style-name="P31">24</text:p>
          </table:table-cell>
          <table:table-cell table:style-name="Table1.A2" office:value-type="string">
            <text:p text:style-name="P31">Silence, </text:p>
            <text:p text:style-name="P31">instrumental, </text:p>
            <text:p text:style-name="P31">vocal</text:p>
            <text:p text:style-name="P31"/>
            <text:p text:style-name="P32">Study 1: Vocal in native language</text:p>
            <text:p text:style-name="P32">Study 2: vocal in foreign language</text:p>
          </table:table-cell>
          <table:table-cell table:style-name="Table1.A2" office:value-type="string">
            <text:p text:style-name="P49">✓</text:p>
          </table:table-cell>
          <table:table-cell table:style-name="Table1.A2" office:value-type="string">
            <text:p text:style-name="P31">Serial recall of sequences of 9 visually presented digits</text:p>
          </table:table-cell>
          <table:table-cell table:style-name="Table1.A2" office:value-type="string">
            <text:p text:style-name="P31">Most errors during vocal &gt; instrumental &gt; silence</text:p>
            <text:p text:style-name="P31"/>
            <text:p text:style-name="P32">Same results in study 1 and 2</text:p>
          </table:table-cell>
          <table:table-cell table:style-name="Table1.H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36">1988</text:p>
          </table:table-cell>
          <table:table-cell table:style-name="Table1.A2" office:value-type="string">
            <text:p text:style-name="P36">David W. Sogin. Effects of three different musical styles of background music on coding by college-age students. <text:span text:style-name="T2">Perceptual and Motor Skills</text:span>, 67(1):275–280, Aug 1988.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table-cell table:style-name="Table1.A2" office:value-type="string">
            <text:p text:style-name="P37">96</text:p>
          </table:table-cell>
          <table:table-cell table:style-name="Table1.A2" office:value-type="string">
            <text:p text:style-name="P37">Silence, </text:p>
            <text:p text:style-name="P37">classical music, </text:p>
            <text:p text:style-name="P37">jazz music, </text:p>
            <text:p text:style-name="P37">popular music</text:p>
          </table:table-cell>
          <table:table-cell table:style-name="Table1.A2" office:value-type="string">
            <text:p text:style-name="P38">X</text:p>
          </table:table-cell>
          <table:table-cell table:style-name="Table1.A2" office:value-type="string">
            <text:p text:style-name="P37">Coding task</text:p>
          </table:table-cell>
          <table:table-cell table:style-name="Table1.A2" office:value-type="string">
            <text:p text:style-name="P37">(1) <text:span text:style-name="T4">music had no significant effect on number of items completed </text:span></text:p>
            <text:p text:style-name="P37">(2) <text:span text:style-name="T4">no significant effect on accuracy </text:span></text:p>
          </table:table-cell>
          <table:table-cell table:style-name="Table1.H2" office:value-type="string">
            <text:p text:style-name="P37">Researchers believe that when music becomes a competing stimulus it can be ignored</text:p>
          </table:table-cell>
        </table:table-row>
        <text:soft-page-break/>
        <table:table-row>
          <table:table-cell table:style-name="Table1.A2" office:value-type="string">
            <text:p text:style-name="P56">1952</text:p>
          </table:table-cell>
          <table:table-cell table:style-name="Table1.A2" office:value-type="string">
            <text:p text:style-name="Table_20_Contents">Cecil M. Freeburne and Murray S. Fleischer. The effect of music distraction upon reading rate and comprehension. <text:span text:style-name="T2">Journal of Educational Psychology</text:span>, 43(2):101–109, 1952. </text:p>
          </table:table-cell>
          <table:table-cell table:style-name="Table1.A2" office:value-type="string">
            <text:p text:style-name="Table_20_Contents">208</text:p>
          </table:table-cell>
          <table:table-cell table:style-name="Table1.A2" office:value-type="string">
            <text:p text:style-name="Table_20_Contents">Silence, </text:p>
            <text:p text:style-name="Table_20_Contents">classical, semi-</text:p>
            <text:p text:style-name="Table_20_Contents">classical, </text:p>
            <text:p text:style-name="Table_20_Contents">popular, </text:p>
            <text:p text:style-name="Table_20_Contents">jazz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Table_20_Contents">Reading comprehension</text:p>
            <text:p text:style-name="Table_20_Contents">From Robinson-Hall Test for reading ability</text:p>
          </table:table-cell>
          <table:table-cell table:style-name="Table1.A2" office:value-type="string">
            <text:p text:style-name="Table_20_Contents">Rate of Reading Results: ANOVA – <text:span text:style-name="T4">No significant difference</text:span> among groups. A t-test showed that the rate in the jazz group was higher than the control group. Comprehension Results: ANOVA – <text:span text:style-name="T4">No significant difference</text:span> among groups. A t-test indicated no differences between groups.</text:p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3">2001</text:p>
          </table:table-cell>
          <table:table-cell table:style-name="Table2.A1" office:value-type="string">
            <text:p text:style-name="P63">William Forde Thompson, E. Glenn Schellenberg, and Gabriela Husain. Arousal, Mood, and The Mozart Effect. <text:span text:style-name="T2">Psychological Science</text:span>, 12(3):248–251, May 2001.</text:p>
          </table:table-cell>
          <table:table-cell table:style-name="Table2.A1" office:value-type="string">
            <text:p text:style-name="P63">24</text:p>
          </table:table-cell>
          <table:table-cell table:style-name="Table2.A1" office:value-type="string">
            <text:p text:style-name="P57">Silence, </text:p>
            <text:p text:style-name="P57">Mozart music, </text:p>
            <text:p text:style-name="P63">Albinoni music <text:span text:style-name="T22">(sad mood)</text:span></text:p>
          </table:table-cell>
          <table:table-cell table:style-name="Table2.A1" office:value-type="string">
            <text:p text:style-name="P67">X</text:p>
          </table:table-cell>
          <table:table-cell table:style-name="Table2.A1" office:value-type="string">
            <text:p text:style-name="P63">Paper folding and cutting – spatial test</text:p>
          </table:table-cell>
          <table:table-cell table:style-name="Table2.A1" office:value-type="string">
            <text:p text:style-name="P58">Performance improved after listening to Mozart.</text:p>
            <text:p text:style-name="P58"><text:span text:style-name="T21">Albinoni music had no effect on performance. </text:span></text:p>
            <text:p text:style-name="P63">Mozart group scores were higher than Albinoni group scores</text:p>
          </table:table-cell>
          <table:table-cell table:style-name="Table2.H1" office:value-type="string">
            <text:p text:style-name="P57">Music <text:span text:style-name="T16">preceded </text:span><text:span text:style-name="T17">tasks</text:span></text:p>
            <text:p text:style-name="P57"/>
            <text:p text:style-name="P54">Possible that ‘Mozart effect’ is associated more with positive mood than negative mood. </text:p>
            <text:p text:style-name="P54"/>
            <text:p text:style-name="P55"><text:span text:style-name="T24">m</text:span>easured arousal and <text:span text:style-name="T25">m</text:span>ood</text:p>
          </table:table-cell>
        </table:table-row>
        <table:table-row>
          <table:table-cell table:style-name="Table2.A2" office:value-type="string">
            <text:p text:style-name="P65">1999</text:p>
          </table:table-cell>
          <table:table-cell table:style-name="Table2.A2" office:value-type="string">
            <text:p text:style-name="P65">Kristin M Nantais and E Glenn Schellenberg. The Mozart Effect: An Artifact of Preference. <text:span text:style-name="T2">Psychological Science</text:span>, 10(4):370–373, Jul 1999.</text:p>
          </table:table-cell>
          <table:table-cell table:style-name="Table2.A2" office:value-type="string">
            <text:p text:style-name="P65"><text:span text:style-name="T23">Exp. </text:span>1: 86</text:p>
            <text:p text:style-name="P65"><text:span text:style-name="T23">Exp. </text:span>2: 28</text:p>
          </table:table-cell>
          <table:table-cell table:style-name="Table2.A2" office:value-type="string">
            <text:p text:style-name="P65">Silence, </text:p>
            <text:p text:style-name="P65">Mozart music, </text:p>
            <text:p text:style-name="P65">Schubert music, </text:p>
            <text:p text:style-name="P65">Stephen King story</text:p>
          </table:table-cell>
          <table:table-cell table:style-name="Table2.A2" office:value-type="string">
            <text:p text:style-name="P68">✓</text:p>
          </table:table-cell>
          <table:table-cell table:style-name="Table2.A2" office:value-type="string">
            <text:p text:style-name="P64">Paper folding and cutting – spatial test</text:p>
          </table:table-cell>
          <table:table-cell table:style-name="Table2.A2" office:value-type="string">
            <text:p text:style-name="P66">Exp. 1: scores were higher after listening to music (Mozart or Schubert)</text:p>
            <text:p text:style-name="P66"/>
            <text:p text:style-name="P66">Exp. 2: Mozart effect disappeared when control was a story. </text:p>
            <text:p text:style-name="P66">Scores were higher after preferred stimulus</text:p>
          </table:table-cell>
          <table:table-cell table:style-name="Table2.H2" office:value-type="string">
            <text:p text:style-name="P59">Music <text:span text:style-name="T16">preceded </text:span><text:span text:style-name="T17">tasks</text:span></text:p>
            <text:p text:style-name="P59"><text:span text:style-name="T17"/></text:p>
            <text:p text:style-name="P66"><text:span text:style-name="T17">Mozart effect has nothing to do with Mozart.</text:span></text:p>
            <text:p text:style-name="P66"><text:span text:style-name="T17"/></text:p>
            <text:p text:style-name="P66"><text:span text:style-name="T17">Speculate that arousal/mood are driving effects</text:span></text:p>
            <text:p text:style-name="P66"><text:span text:style-name="T17"/></text:p>
            <text:p text:style-name="P66"><text:span text:style-name="T17">did not measure arousal or mood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4:58:25.296098000</meta:creation-date>
    <dc:date>2016-08-18T10:24:28.638055000</dc:date>
    <meta:editing-duration>PT2H18M14S</meta:editing-duration>
    <meta:editing-cycles>48</meta:editing-cycles>
    <meta:generator>LibreOffice/5.1.4.2$MacOSX_X86_64 LibreOffice_project/f99d75f39f1c57ebdd7ffc5f42867c12031db97a</meta:generator>
    <meta:document-statistic meta:table-count="2" meta:image-count="0" meta:object-count="0" meta:page-count="6" meta:paragraph-count="194" meta:word-count="1209" meta:character-count="8089" meta:non-whitespace-character-count="7030"/>
  </office:meta>
</office:document-meta>
</file>